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ＭＳ ゴシック" svg:font-family="'ＭＳ ゴシック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9193" officeooo:paragraph-rsid="001f9193"/>
    </style:style>
    <style:style style:name="P2" style:family="paragraph" style:parent-style-name="Standard">
      <style:text-properties officeooo:rsid="0050b7a3" officeooo:paragraph-rsid="0050b7a3"/>
    </style:style>
    <style:style style:name="P3" style:family="paragraph" style:parent-style-name="Standard">
      <style:text-properties officeooo:rsid="00536cc8" officeooo:paragraph-rsid="00536cc8"/>
    </style:style>
    <style:style style:name="P4" style:family="paragraph" style:parent-style-name="Standard" style:list-style-name="L1">
      <style:text-properties officeooo:paragraph-rsid="0050b7a3"/>
    </style:style>
    <style:style style:name="P5" style:family="paragraph" style:parent-style-name="Standard">
      <style:text-properties officeooo:rsid="00580b92" officeooo:paragraph-rsid="00580b92"/>
    </style:style>
    <style:style style:name="P6" style:family="paragraph" style:parent-style-name="Standard">
      <style:text-properties officeooo:paragraph-rsid="00536cc8"/>
    </style:style>
    <style:style style:name="P7" style:family="paragraph" style:parent-style-name="Standard">
      <style:text-properties officeooo:rsid="001f9193" officeooo:paragraph-rsid="001f9193"/>
    </style:style>
    <style:style style:name="P8" style:family="paragraph" style:parent-style-name="Standard">
      <style:text-properties officeooo:rsid="001f9193" officeooo:paragraph-rsid="00580b92"/>
    </style:style>
    <style:style style:name="P9" style:family="paragraph" style:parent-style-name="Standard">
      <style:text-properties officeooo:rsid="001f9193" officeooo:paragraph-rsid="005c3372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:</text:p>
      <text:list xml:id="list2750058844" text:style-name="L1">
        <text:list-item>
          <text:p text:style-name="P4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Standard"/>
      <text:p text:style-name="Standard"/>
      <text:p text:style-name="P5">NTU method</text:p>
      <text:p text:style-name="P5">Parallel flow heat exchanger</text:p>
      <text:p text:style-name="P8"><draw:frame draw:style-name="fr1" draw:name="オブジェクト2" text:anchor-type="as-char" svg:y="-3.997cm" svg:width="8.117cm" svg:height="7.906cm" draw:z-index="1"><draw:object xlink:href="./Object 2" xlink:type="simple" xlink:show="embed" xlink:actuate="onLoad"/><draw:image xlink:href="./ObjectReplacements/Object 2" xlink:type="simple" xlink:show="embed" xlink:actuate="onLoad"/><svg:desc>数式</svg:desc></draw:frame></text:p>
      <text:p text:style-name="P5"/>
      <text:p text:style-name="P1"><draw:frame draw:style-name="fr1" draw:name="オブジェクト1" text:anchor-type="as-char" svg:y="-0.885cm" svg:width="3.895cm" svg:height="1.6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9"><draw:frame draw:style-name="fr1" draw:name="オブジェクト3" text:anchor-type="as-char" svg:y="-3.067cm" svg:width="10.911cm" svg:height="5.988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1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ＭＳ ゴシック" svg:font-family="'ＭＳ ゴシック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0:07:31.042000000</meta:creation-date>
    <dc:date>2022-06-18T19:11:25.951000000</dc:date>
    <meta:editing-duration>PT2H4M20S</meta:editing-duration>
    <meta:editing-cycles>47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7" meta:word-count="76" meta:character-count="207" meta:non-whitespace-character-count="186"/>
  </office:meta>
</office:document-meta>
</file>

<file path=Object 1/content.xml><?xml version="1.0" encoding="utf-8"?>
<math xmlns="http://www.w3.org/1998/Math/MathML" display="block">
  <semantics>
    <mtable>
      <mtr>
        <mtd>
          <mrow>
            <mi>ε</mi>
            <mo stretchy="false">=</mo>
            <mfrac>
              <msub>
                <mi>Q</mi>
                <mi mathvariant="italic">actual</mi>
              </msub>
              <msub>
                <mi>Q</mi>
                <mrow>
                  <mi mathvariant="italic">max</mi>
                  <mi>,</mi>
                  <mi mathvariant="italic">potential</mi>
                </mrow>
              </msub>
            </mfrac>
          </mrow>
        </mtd>
      </mtr>
      <mtr>
        <mtd>
          <mrow>
            <msub>
              <mi>Q</mi>
              <mi mathvariant="italic">max</mi>
            </msub>
            <mo stretchy="false">=</mo>
            <mrow>
              <msub>
                <mi>C</mi>
                <mi mathvariant="italic">min</mi>
              </msub>
              <mo stretchy="false">∗</mo>
              <mrow>
                <mo fence="true" form="prefix" stretchy="false">(</mo>
                <mrow>
                  <mrow>
                    <msub>
                      <mi>T</mi>
                      <mi mathvariant="italic">hi</mi>
                    </msub>
                    <mo stretchy="false">−</mo>
                    <msub>
                      <mi>T</mi>
                      <mi mathvariant="italic">ci</mi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{ ε} = {Q_actual} over { Q_{max,potential} }		newline
Q_max= C_min * ( T_hi - T_ci )		
</annotation>
  </semantics>
</math>
</file>

<file path=Object 2/content.xml><?xml version="1.0" encoding="utf-8"?>
<math xmlns="http://www.w3.org/1998/Math/MathML" display="block">
  <semantics>
    <mtable>
      <mtr>
        <mtd>
          <mrow>
            <mi>ε</mi>
            <mi mathvariant="normal">:</mi>
            <mi mathvariant="italic">heat</mi>
            <mi mathvariant="italic">exchanger</mi>
            <mi mathvariant="italic">effectiveness</mi>
          </mrow>
        </mtd>
      </mtr>
      <mtr>
        <mtd>
          <mrow>
            <msub>
              <mi>Q</mi>
              <mrow>
                <mi mathvariant="italic">max</mi>
                <mi>,</mi>
                <mi mathvariant="italic">theoretical</mi>
              </mrow>
            </msub>
            <mi mathvariant="normal">:</mi>
            <mi mathvariant="italic">heat</mi>
            <mi mathvariant="italic">exchanged</mi>
            <mi>,</mi>
            <mi mathvariant="italic">theoretically</mi>
            <mi mathvariant="italic">max</mi>
          </mrow>
        </mtd>
      </mtr>
      <mtr>
        <mtd>
          <mrow>
            <mi mathvariant="italic">dm</mi>
            <mi mathvariant="normal">:</mi>
            <mi mathvariant="italic">mass</mi>
            <mi mathvariant="italic">flow</mi>
            <mi mathvariant="italic">rate</mi>
          </mrow>
        </mtd>
      </mtr>
      <mtr>
        <mtd>
          <mrow>
            <mi mathvariant="italic">Cp</mi>
            <mi mathvariant="normal">:</mi>
            <mi mathvariant="italic">specific</mi>
            <mi mathvariant="italic">heat</mi>
          </mrow>
        </mtd>
      </mtr>
      <mtr>
        <mtd>
          <mrow>
            <msub>
              <mi>C</mi>
              <mi mathvariant="italic">min</mi>
            </msub>
            <mi mathvariant="normal">:</mi>
            <mi mathvariant="italic">heat</mi>
            <mi mathvariant="italic">capacity</mi>
            <mi mathvariant="italic">flow</mi>
            <mi>,</mi>
            <mi mathvariant="italic">minimum</mi>
            <mi mathvariant="italic">side</mi>
          </mrow>
        </mtd>
      </mtr>
      <mtr>
        <mtd>
          <mrow>
            <msub>
              <mi>C</mi>
              <mi mathvariant="italic">max</mi>
            </msub>
            <mi mathvariant="italic">max</mi>
            <mi mathvariant="normal">:</mi>
            <mi mathvariant="italic">heat</mi>
            <mi mathvariant="italic">capacity</mi>
            <mi mathvariant="italic">flow</mi>
            <mi>,</mi>
            <mi mathvariant="italic">max</mi>
            <mi mathvariant="italic">side</mi>
          </mrow>
        </mtd>
      </mtr>
      <mtr>
        <mtd>
          <mrow>
            <mi mathvariant="italic">Cr</mi>
            <mi mathvariant="normal">:</mi>
            <mi mathvariant="italic">heat</mi>
            <mi mathvariant="italic">capacity</mi>
            <mi mathvariant="italic">ratio</mi>
          </mrow>
        </mtd>
      </mtr>
      <mtr>
        <mtd>
          <mrow>
            <mi mathvariant="italic">NTU</mi>
            <mi mathvariant="normal">:</mi>
            <mi mathvariant="italic">Number</mi>
            <mi mathvariant="italic">of</mi>
            <mi mathvariant="italic">thermal</mi>
            <mi mathvariant="italic">unit</mi>
          </mrow>
        </mtd>
      </mtr>
      <mtr>
        <mtd>
          <mrow>
            <mrow>
              <mo fence="true" form="prefix" stretchy="false">(</mo>
              <mrow>
                <mi mathvariant="italic">UA</mi>
              </mrow>
              <mo fence="true" form="postfix" stretchy="false">)</mo>
            </mrow>
            <mi mathvariant="normal">:</mi>
            <mi mathvariant="italic">overall</mi>
            <mi mathvariant="italic">heat</mi>
            <mi mathvariant="italic">conductance</mi>
          </mrow>
        </mtd>
      </mtr>
      <mtr>
        <mtd>
          <mrow>
            <msub>
              <mi>T</mi>
              <mi mathvariant="italic">hi</mi>
            </msub>
            <mi mathvariant="normal">:</mi>
            <mi mathvariant="italic">hot</mi>
            <mi mathvariant="italic">side</mi>
            <mi mathvariant="italic">fluid</mi>
            <mi mathvariant="italic">temperature</mi>
          </mrow>
        </mtd>
      </mtr>
      <mtr>
        <mtd>
          <mrow>
            <msub>
              <mi>T</mi>
              <mi mathvariant="italic">ci</mi>
            </msub>
            <mi mathvariant="normal">:</mi>
            <mi mathvariant="italic">cold</mi>
            <mi mathvariant="italic">side</mi>
            <mi mathvariant="italic">fluid</mi>
            <mi mathvariant="italic">temperature</mi>
          </mrow>
        </mtd>
      </mtr>
      <mtr>
        <mtd>
          <mrow>
            <msub>
              <mi>h</mi>
              <mi>h</mi>
            </msub>
            <mi mathvariant="normal">:</mi>
            <mi mathvariant="italic">hot</mi>
            <mi mathvariant="italic">side</mi>
            <mi mathvariant="italic">convection</mi>
            <mi mathvariant="italic">coefficient</mi>
          </mrow>
        </mtd>
      </mtr>
      <mtr>
        <mtd>
          <mrow>
            <msub>
              <mi>h</mi>
              <mi>c</mi>
            </msub>
            <mi mathvariant="normal">:</mi>
            <mi mathvariant="italic">cold</mi>
            <mi mathvariant="italic">side</mi>
            <mi mathvariant="italic">convectin</mi>
            <mi mathvariant="italic">coefficient</mi>
          </mrow>
        </mtd>
      </mtr>
      <mtr>
        <mtd>
          <mrow>
            <msub>
              <mi>A</mi>
              <mi>h</mi>
            </msub>
            <mi mathvariant="normal">:</mi>
            <mi mathvariant="italic">hot</mi>
            <mi mathvariant="italic">side</mi>
            <mi mathvariant="italic">heat</mi>
            <mi mathvariant="italic">transfer</mi>
            <mi mathvariant="italic">area</mi>
          </mrow>
        </mtd>
      </mtr>
      <mtr>
        <mtd>
          <mrow>
            <msub>
              <mi>A</mi>
              <mi>c</mi>
            </msub>
            <mi mathvariant="normal">:</mi>
            <mi mathvariant="italic">cold</mi>
            <mi mathvariant="italic">side</mi>
            <mi mathvariant="italic">heat</mi>
            <mi mathvariant="italic">transfer</mi>
            <mi mathvariant="italic">area</mi>
          </mrow>
        </mtd>
      </mtr>
    </mtable>
    <annotation encoding="StarMath 5.0">ε: heat exchanger effectiveness	newline
Q_{max,theoretical}:heat exchanged, theoretically max   newline
dm: mass flow rate	newline
Cp: specific heat	newline
C_{ min }: heat capacity flow, minimum side	newline
C_max{ max }: heat capacity flow, max side		newline
Cr: heat capacity ratio	newline
NTU: Number of thermal unit	newline
( UA ): overall heat conductance		newline
T_hi: hot side fluid temperature		newline
T_ci: cold side fluid temperature	newline
h_h: hot side convection coefficient	newline
h_c: cold side convectin coefficient	newline
A_h: hot side heat transfer area		newline
A_c: cold side heat transfer area	
</annotation>
  </semantics>
</math>
</file>

<file path=Object 3/content.xml><?xml version="1.0" encoding="utf-8"?>
<math xmlns="http://www.w3.org/1998/Math/MathML" display="block">
  <semantics>
    <mtable>
      <mtr>
        <mtd>
          <mrow>
            <mi>ε</mi>
            <mo stretchy="false">=</mo>
            <mfrac>
              <mrow>
                <mrow>
                  <mn>1</mn>
                  <mo stretchy="false">−</mo>
                  <mi>exp</mi>
                </mrow>
                <mrow>
                  <mo fence="true" form="prefix" stretchy="false">[</mo>
                  <mrow>
                    <mrow>
                      <mrow>
                        <mo stretchy="false">−</mo>
                        <mi mathvariant="italic">NTU</mi>
                      </mrow>
                      <mo stretchy="false">∗</mo>
                      <mrow>
                        <mo fence="true" form="prefix" stretchy="false">(</mo>
                        <mrow>
                          <mrow>
                            <mn>1</mn>
                            <mo stretchy="false">+</mo>
                            <mi mathvariant="italic">Cr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]</mo>
                </mrow>
              </mrow>
              <mrow>
                <mn>1</mn>
                <mo stretchy="false">+</mo>
                <mi mathvariant="italic">Cr</mi>
              </mrow>
            </mfrac>
          </mrow>
        </mtd>
      </mtr>
      <mtr>
        <mtd>
          <mrow>
            <mi mathvariant="italic">Cr</mi>
            <mo stretchy="false">=</mo>
            <mfrac>
              <msub>
                <mi>C</mi>
                <mi mathvariant="italic">min</mi>
              </msub>
              <msub>
                <mi>C</mi>
                <mi mathvariant="italic">max</mi>
              </msub>
            </mfrac>
          </mrow>
        </mtd>
      </mtr>
      <mtr>
        <mtd>
          <mrow>
            <mi mathvariant="italic">NTU</mi>
            <mo stretchy="false">=</mo>
            <mfrac>
              <mrow>
                <mo fence="true" form="prefix" stretchy="false">(</mo>
                <mrow>
                  <mi mathvariant="italic">UA</mi>
                </mrow>
                <mo fence="true" form="postfix" stretchy="false">)</mo>
              </mrow>
              <msub>
                <mi>C</mi>
                <mi mathvariant="italic">min</mi>
              </msub>
            </mfrac>
          </mrow>
        </mtd>
      </mtr>
      <mtr>
        <mtd>
          <mrow>
            <mrow>
              <msub>
                <mi>C</mi>
                <mi mathvariant="italic">min</mi>
              </msub>
              <mo stretchy="false">=</mo>
              <mi mathvariant="italic">min</mi>
            </mrow>
            <mrow>
              <mo fence="true" form="prefix" stretchy="false">(</mo>
              <mrow>
                <mrow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hot</mi>
                      <mi>,</mi>
                      <mi mathvariant="italic">inlet</mi>
                    </mrow>
                  </msub>
                  <mi>,</mi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cold</mi>
                      <mi>,</mi>
                      <mi mathvariant="italic">inlet</mi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C</mi>
                <mi mathvariant="italic">max</mi>
              </msub>
              <mo stretchy="false">=</mo>
              <mi mathvariant="italic">max</mi>
            </mrow>
            <mrow>
              <mo fence="true" form="prefix" stretchy="false">(</mo>
              <mrow>
                <mrow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hot</mi>
                      <mi>,</mi>
                      <mi mathvariant="italic">inlet</mi>
                    </mrow>
                  </msub>
                  <mi>,</mi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cold</mi>
                      <mi>,</mi>
                      <mi mathvariant="italic">inlet</mi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frac>
              <mn>1</mn>
              <mrow>
                <mo fence="true" form="prefix" stretchy="false">(</mo>
                <mrow>
                  <mi mathvariant="italic">UA</mi>
                </mrow>
                <mo fence="true" form="postfix" stretchy="false">)</mo>
              </mrow>
            </mfrac>
            <mo stretchy="false">=</mo>
            <mrow>
              <mfrac>
                <mn>1</mn>
                <mrow>
                  <msub>
                    <mi>h</mi>
                    <mi>h</mi>
                  </msub>
                  <mo stretchy="false">∗</mo>
                  <msub>
                    <mi>A</mi>
                    <mi>h</mi>
                  </msub>
                </mrow>
              </mfrac>
              <mo stretchy="false">+</mo>
              <mfrac>
                <mn>1</mn>
                <mrow>
                  <msub>
                    <mi>h</mi>
                    <mi>c</mi>
                  </msub>
                  <mo stretchy="false">∗</mo>
                  <msub>
                    <mi>A</mi>
                    <mi>c</mi>
                  </msub>
                </mrow>
              </mfrac>
            </mrow>
          </mrow>
        </mtd>
      </mtr>
      <mtr>
        <mtd>
          <mtext>* heat conduction of wall is ignored in this equation above</mtext>
        </mtd>
      </mtr>
    </mtable>
    <annotation encoding="StarMath 5.0">ε= {1-exp [-NTU* (1+Cr)]  } over {1+Cr} 		newline
Cr= {C_min} over {C_max} 	newline
NTU= { (UA) } over {C_min}  	newline
C_min=min ( lbrace dm*Cp rbrace_{hot,inlet},lbrace dm*Cp rbrace_{cold,inlet} ) 	newline
C_max=max ( lbrace dm*Cp rbrace_{hot,inlet},lbrace dm*Cp rbrace_{cold,inlet} ) 	newline
{1} over {(UA)}= {1} over {h_h *A_h} + {1} over {h_c * A_c} 	newline
"* heat conduction of wall is ignored in this equation above"		
</annotation>
  </semantics>
</math>
</file>